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82f" officeooo:paragraph-rsid="0012182f"/>
    </style:style>
    <style:style style:name="P2" style:family="paragraph" style:parent-style-name="Standard">
      <style:text-properties officeooo:rsid="00126f8b" officeooo:paragraph-rsid="00126f8b"/>
    </style:style>
    <style:style style:name="P3" style:family="paragraph" style:parent-style-name="Standard">
      <style:text-properties officeooo:rsid="0013a45f" officeooo:paragraph-rsid="0013a45f"/>
    </style:style>
    <style:style style:name="P4" style:family="paragraph" style:parent-style-name="Standard">
      <style:text-properties officeooo:rsid="00102388" officeooo:paragraph-rsid="0014e010"/>
    </style:style>
    <style:style style:name="P5" style:family="paragraph" style:parent-style-name="Standard">
      <style:text-properties officeooo:rsid="00102388" officeooo:paragraph-rsid="00102388"/>
    </style:style>
    <style:style style:name="P6" style:family="paragraph" style:parent-style-name="Standard">
      <style:paragraph-properties fo:text-align="center" style:justify-single-word="false"/>
      <style:text-properties officeooo:rsid="00102388" officeooo:paragraph-rsid="0014e010"/>
    </style:style>
    <style:style style:name="P7" style:family="paragraph" style:parent-style-name="Standard">
      <style:paragraph-properties fo:text-align="center" style:justify-single-word="false"/>
      <style:text-properties officeooo:rsid="00102388" officeooo:paragraph-rsid="00102388"/>
    </style:style>
    <style:style style:name="P8" style:family="paragraph" style:parent-style-name="Standard">
      <style:text-properties officeooo:rsid="0014e010" officeooo:paragraph-rsid="0014e010"/>
    </style:style>
    <style:style style:name="P9" style:family="paragraph" style:parent-style-name="Standard">
      <style:paragraph-properties fo:text-align="center" style:justify-single-word="false"/>
      <style:text-properties officeooo:rsid="0014e010" officeooo:paragraph-rsid="0014e010"/>
    </style:style>
    <style:style style:name="P10" style:family="paragraph" style:parent-style-name="Standard">
      <style:text-properties officeooo:rsid="00126f8b" officeooo:paragraph-rsid="00126f8b"/>
    </style:style>
    <style:style style:name="P11" style:family="paragraph" style:parent-style-name="Standard">
      <style:text-properties fo:font-weight="bold" officeooo:rsid="00126f8b" officeooo:paragraph-rsid="00126f8b" style:font-weight-asian="bold" style:font-weight-complex="bold"/>
    </style:style>
    <style:style style:name="P12" style:family="paragraph" style:parent-style-name="Standard">
      <style:text-properties fo:font-weight="bold" officeooo:rsid="0014e010" officeooo:paragraph-rsid="0014e010" style:font-weight-asian="bold" style:font-weight-complex="bold"/>
    </style:style>
    <style:style style:name="P13" style:family="paragraph" style:parent-style-name="Standard">
      <style:text-properties fo:font-weight="bold" officeooo:rsid="00102388" officeooo:paragraph-rsid="00102388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02388" officeooo:paragraph-rsid="0014e010" style:font-weight-asian="bold" style:font-weight-complex="bold"/>
    </style:style>
    <style:style style:name="P15" style:family="paragraph" style:parent-style-name="Standard">
      <style:text-properties fo:font-weight="bold" officeooo:rsid="0012182f" officeooo:paragraph-rsid="0012182f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rsid="0015a8f0" officeooo:paragraph-rsid="0015a8f0"/>
    </style:style>
    <style:style style:name="T1" style:family="text">
      <style:text-properties officeooo:rsid="0014e0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010" style:font-weight-asian="bold" style:font-weight-complex="bold"/>
    </style:style>
    <style:style style:name="T4" style:family="text">
      <style:text-properties officeooo:rsid="0015a8f0"/>
    </style:style>
    <style:style style:name="T5" style:family="text">
      <style:text-properties style:text-position="super 58%" officeooo:rsid="0015a8f0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5a8f0" style:font-size-asian="14pt" style:font-size-complex="14pt"/>
    </style:style>
    <style:style style:name="T8" style:family="text">
      <style:text-properties fo:font-size="14pt" officeooo:rsid="0014e010" style:font-size-asian="14pt" style:font-size-complex="1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officeooo:rsid="0015a8f0" style:font-size-asian="15pt" style:font-size-complex="15pt"/>
    </style:style>
    <style:style style:name="T11" style:family="text">
      <style:text-properties fo:font-size="15pt" officeooo:rsid="0014e010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0">Niwot High School </text:span><text:span text:style-name="T9">Independent Study: </text:span><text:span text:style-name="T11">Security Camera</text:span> </text:p>
      <text:p text:style-name="P4"/>
      <text:p text:style-name="P6"><text:span text:style-name="T3">By:</text:span><text:span text:style-name="T1"> </text:span>Aidan Coopman</text:p>
      <text:p text:style-name="P16"><text:span text:style-name="T2">Year:</text:span> Junior</text:p>
      <text:p text:style-name="P9"><text:span text:style-name="T2">Date:</text:span> Nov 13, 2018</text:p>
      <text:p text:style-name="P7"/>
      <text:p text:style-name="P13"><text:span text:style-name="T1">Overview</text:span>:</text:p>
      <text:p text:style-name="P5"/>
      <text:p text:style-name="P5"/>
      <text:p text:style-name="P15"><text:span text:style-name="T1">Motion Detection Pipeline</text:span>:</text:p>
      <text:p text:style-name="P8">https://www.draw.io/#G1wVk4hPkd04Y2mn19a6js9LqUQml8_f1f</text:p>
      <text:p text:style-name="P1"/>
      <text:p text:style-name="P12">1) Frame Capture</text:p>
      <text:p text:style-name="P8"/>
      <text:p text:style-name="P12">2) Converting to Gray Scale</text:p>
      <text:p text:style-name="P8"/>
      <text:p text:style-name="P12">3) Image Blurring</text:p>
      <text:p text:style-name="P8"/>
      <text:p text:style-name="P12">4) Creating a Background Frame</text:p>
      <text:p text:style-name="P8"/>
      <text:p text:style-name="P12">5) Subtracting the Background</text:p>
      <text:p text:style-name="P8"/>
      <text:p text:style-name="P12">6) Detect Motion From Difference Frame</text:p>
      <text:p text:style-name="P8"/>
      <text:p text:style-name="P2"/>
      <text:p text:style-name="P12">Classification:</text:p>
      <text:p text:style-name="P2"/>
      <text:p text:style-name="P2">First step of detection I am just going to use background subtraction. The background frame will just be <text:s text:c="3"/></text:p>
      <text:p text:style-name="P2">a frame that was copied every so often (once a second = 1 every 30 fps).</text:p>
      <text:p text:style-name="P2"/>
      <text:p text:style-name="P3">Then we are going to difference the current frame with the background frame, and if a certain amount of pixels have changed then I will print out that motion has been detected.</text:p>
      <text:p text:style-name="P3"/>
      <text:p text:style-name="P11">Classification:</text:p>
      <text:p text:style-name="P1"/>
      <text:p text:style-name="P3">After an object has been detected, it needs to be classified. This is where the arlo camera falls apart. For example a bug that flies in front of the camera triggers a security aler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39:07.210665398</meta:creation-date>
    <dc:date>2018-11-13T10:30:03.808052491</dc:date>
    <meta:editing-duration>P1DT18H7M5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49" meta:character-count="916" meta:non-whitespace-character-count="781"/>
  </office:meta>
</office:document-meta>
</file>